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37000000F4D492EB710244ACB8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0.234in" fo:margin-left="0in" fo:margin-top="0in" fo:margin-bottom="0in" table:align="left" style:writing-mode="lr-tb"/>
    </style:style>
    <style:style style:name="Table1.A" style:family="table-column">
      <style:table-column-properties style:column-width="0.3764in"/>
    </style:style>
    <style:style style:name="Table1.B" style:family="table-column">
      <style:table-column-properties style:column-width="1.2722in"/>
    </style:style>
    <style:style style:name="Table1.C" style:family="table-column">
      <style:table-column-properties style:column-width="2.4597in"/>
    </style:style>
    <style:style style:name="Table1.D" style:family="table-column">
      <style:table-column-properties style:column-width="0.7139in"/>
    </style:style>
    <style:style style:name="Table1.E" style:family="table-column">
      <style:table-column-properties style:column-width="1.1243in"/>
    </style:style>
    <style:style style:name="Table1.F" style:family="table-column">
      <style:table-column-properties style:column-width="1.6243in"/>
    </style:style>
    <style:style style:name="Table1.G" style:family="table-column">
      <style:table-column-properties style:column-width="2.66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1972in" fo:keep-together="auto"/>
    </style:style>
    <style:style style:name="Table2" style:family="table">
      <style:table-properties style:width="10.6319in" fo:margin-top="0in" fo:margin-bottom="0in" table:align="center" style:writing-mode="lr-tb"/>
    </style:style>
    <style:style style:name="Table2.A" style:family="table-column">
      <style:table-column-properties style:column-width="2.4389in"/>
    </style:style>
    <style:style style:name="Table2.B" style:family="table-column">
      <style:table-column-properties style:column-width="0.1931in"/>
    </style:style>
    <style:style style:name="Table2.C" style:family="table-column">
      <style:table-column-properties style:column-width="2.1979in"/>
    </style:style>
    <style:style style:name="Table2.D" style:family="table-column">
      <style:table-column-properties style:column-width="0.2271in"/>
    </style:style>
    <style:style style:name="Table2.E" style:family="table-column">
      <style:table-column-properties style:column-width="2.5458in"/>
    </style:style>
    <style:style style:name="Table2.F" style:family="table-column">
      <style:table-column-properties style:column-width="0.2368in"/>
    </style:style>
    <style:style style:name="Table2.G" style:family="table-column">
      <style:table-column-properties style:column-width="2.792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Standard">
      <style:text-properties officeooo:paragraph-rsid="000b7416"/>
    </style:style>
    <style:style style:name="P9" style:family="paragraph" style:parent-style-name="Standard">
      <style:paragraph-properties fo:margin-top="0.0693in" fo:margin-bottom="0in" loext:contextual-spacing="false" fo:text-align="center" style:justify-single-word="false"/>
    </style:style>
    <style:style style:name="P10" style:family="paragraph" style:parent-style-name="Standard">
      <style:paragraph-properties fo:margin-top="0.0693in" fo:margin-bottom="0in" loext:contextual-spacing="false" fo:text-align="center" style:justify-single-word="false"/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margin-top="0.0835in" fo:margin-bottom="0.0835in" loext:contextual-spacing="false"/>
    </style:style>
    <style:style style:name="P12" style:family="paragraph" style:parent-style-name="Standard">
      <style:paragraph-properties fo:margin-top="0.0835in" fo:margin-bottom="0.0835in" loext:contextual-spacing="false" fo:text-align="center" style:justify-single-word="false"/>
    </style:style>
    <style:style style:name="P13" style:family="paragraph" style:parent-style-name="Standard">
      <style:paragraph-properties fo:margin-top="0.0835in" fo:margin-bottom="0.0835in" loext:contextual-spacing="false"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top="0in" fo:margin-bottom="0.4165in" loext:contextual-spacing="false"/>
      <style:text-properties fo:font-size="10pt" style:font-size-asian="10pt" style:font-size-complex="10pt"/>
    </style:style>
    <style:style style:name="P16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/>
    </style:style>
    <style:style style:name="T3" style:family="text">
      <style:text-properties style:text-line-through-style="solid" style:text-line-through-type="single" fo:font-weight="bold" style:font-weight-asian="bold"/>
    </style:style>
    <style:style style:name="T4" style:family="text">
      <style:text-properties style:text-position="super 58%" fo:font-weight="bold" style:font-weight-asian="bold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name="Times New Roman" fo:font-size="12pt" officeooo:rsid="000b7416" style:font-name-asian="Times New Roman1" style:font-size-asian="12pt" style:font-size-complex="12pt"/>
    </style:style>
    <style:style style:name="T8" style:family="text">
      <style:text-properties style:font-name="Times New Roman" fo:font-size="12pt" officeooo:rsid="000b7416" fo:background-color="#ffff00" loext:char-shading-value="0" style:font-name-asian="Times New Roman1" style:font-size-asian="12pt" style:font-size-complex="12pt"/>
    </style:style>
    <style:style style:name="T9" style:family="text">
      <style:text-properties style:font-name="Times New Roman" fo:font-size="12pt" officeooo:rsid="000b7416" fo:background-color="#ffff00" loext:char-shading-value="0" style:font-name-asian="Times New Roman1" style:font-size-asian="12pt" style:font-size-complex="12pt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ieczęć jednostki organizacyjnej </text:p>
      <text:p text:style-name="P5">Wniosek nr IMiF/<text:tab/> <text:s text:c="4"/>/2019 </text:p>
      <text:p text:style-name="P1"><text:span text:style-name="T2">o realizację </text:span><text:span text:style-name="T3">dostawy</text:span><text:span text:style-name="T2">/usługi/</text:span><text:span text:style-name="T3">robót budowlanych</text:span><text:span text:style-name="T4">*)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0">Lp.</text:p>
          </table:table-cell>
          <table:table-cell table:style-name="Table1.A1" office:value-type="string">
            <text:p text:style-name="P10">Kod CPV</text:p>
          </table:table-cell>
          <table:table-cell table:style-name="Table1.A1" office:value-type="string">
            <text:p text:style-name="P10">Przedmiot wniosku</text:p>
          </table:table-cell>
          <table:table-cell table:style-name="Table1.A1" office:value-type="string">
            <text:p text:style-name="P10">Liczba</text:p>
          </table:table-cell>
          <table:table-cell table:style-name="Table1.A1" office:value-type="string">
            <text:p text:style-name="P9"><text:span text:style-name="T5">Cena netto zł<text:line-break/></text:span><text:span text:style-name="T6">(sumarycznie)</text:span></text:p>
          </table:table-cell>
          <table:table-cell table:style-name="Table1.A1" office:value-type="string">
            <text:p text:style-name="P6">Źródło finansowania</text:p>
            <text:p text:style-name="P6">numer projektu</text:p>
          </table:table-cell>
          <table:table-cell table:style-name="Table1.A1" office:value-type="string">
            <text:p text:style-name="P6">Realizacja</text:p>
            <text:p text:style-name="P6">(nr faktury, data)</text:p>
          </table:table-cell>
        </table:table-row>
        <table:table-row table:style-name="Table1.2"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3">98100000-4</text:p>
          </table:table-cell>
          <table:table-cell table:style-name="Table1.A1" office:value-type="string">
            <text:p text:style-name="P14">Usługi organizacji członkowskich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Standard"/>
      <text:p text:style-name="P8">Przedmiot wniosku – poz. <text:span text:style-name="T9">1</text:span> – <text:s/>będzie wykorzystywany wyłącznie do prac naukowo badawczych zgodnie z umową nr <text:span text:style-name="T11">TEAM TECH/2016-1/4</text:span> z dnia <text:span text:style-name="T11">28.10.2016</text:span> r. podpisaną przez <text:span text:style-name="T11">prof. M. Kujawińską i Politechnikę Warszawską z Fundacją na rzecz Nauki Polskiej</text:span>.</text:p>
      <text:p text:style-name="Standard"><text:bookmark text:name="_GoBack"/></text:p>
      <text:p text:style-name="P15">Potwierdzam dysponowanie przez wnioskodawcę<text:line-break/>środkami finansowymi na realizację ww. zadań 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>……………………………………...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….…………………………………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…………………………………………….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…………………………………………………</text:p>
          </table:table-cell>
        </table:table-row>
        <table:table-row table:style-name="Table2.1">
          <table:table-cell table:style-name="Table2.A1" office:value-type="string">
            <text:p text:style-name="P7">Data i podpis Pełnomocnika Kwestora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Data i podpis osoby wnioskującej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Data i podpis Kierownika projektu 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Data i podpis Kierownika jednostki organizacyjnej </text:p>
          </table:table-cell>
        </table:table-row>
      </table:table>
      <text:p text:style-name="P2"/>
      <text:p text:style-name="P4">Pozycje …………………… nie podlegają ustawie Prawo zamówień publicznych (art. 4. p. 8)</text:p>
      <text:p text:style-name="P4">Dla pozycji …………………….. należy zastosować zapisy Zarządzenia Dziekana nr 8/2014</text:p>
      <text:p text:style-name="P4">Dla pozycji …………………….. należy zastosować zapisy Zarządzenia Dziekana nr 03/2016</text:p>
      <text:p text:style-name="P4">Realizacja umowy – pozycje …………………… – zgodnie z postanowieniami Zarządzenia Dziekana nr 1/2014</text:p>
      <text:p text:style-name="P4">Dla pozycji …………………….. należy zastosować przetarg nieograniczony</text:p>
      <text:p text:style-name="P4">Dla pozycji …………………….. należy zastosować tryb ……………………………………</text:p>
      <text:p text:style-name="Standard"><text:tab/><text:tab/><text:tab/><text:tab/><text:tab/><text:tab/><text:tab/><text:tab/><text:tab/><text:tab/><text:tab/><text:tab/><text:tab/><text:tab/><text:tab/><text:tab/>……………………………….</text:p>
      <text:p text:style-name="Standard"><text:tab/><text:tab/><text:tab/><text:tab/><text:tab/><text:tab/><text:tab/><text:tab/><text:tab/><text:tab/><text:tab/><text:tab/><text:tab/><text:tab/><text:tab/><text:tab/><text:span text:style-name="T1"> <text:s text:c="2"/>Data i podpis Pełnomocnika Dziekana <text:line-break/><text:tab/><text:tab/><text:tab/><text:tab/><text:tab/><text:tab/><text:tab/><text:tab/><text:tab/><text:tab/><text:tab/><text:tab/><text:tab/><text:tab/><text:tab/><text:tab/><text:tab/>ds. zamówień publicznych</text:span></text:p>
      <text:p text:style-name="P2">*) niepotrzebne skreślić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l" style:country-asian="PL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gray" style:family="text" style:parent-style-name="Default_20_Paragraph_20_Font"/>
    <style:style style:name="Nagłówek_20_Znak" style:display-name="Nagłówek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opka_20_Znak" style:display-name="Stopka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5909in" fo:margin-bottom="0.9866in" fo:margin-left="0.5909in" fo:margin-right="0.3937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Obraz 10" text:anchor-type="char" svg:y="-0.0173in" svg:width="8.9445in" svg:height="1.1811in" draw:z-index="0"><draw:image xlink:href="Pictures/1000000000000737000000F4D492EB710244ACB8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P</meta:initial-creator>
    <meta:editing-cycles>8</meta:editing-cycles>
    <meta:print-date>2015-10-12T12:11:00</meta:print-date>
    <meta:creation-date>2019-02-28T11:18:00</meta:creation-date>
    <dc:date>2020-01-06T15:17:41.438072766</dc:date>
    <meta:editing-duration>PT5M53S</meta:editing-duration>
    <meta:generator>LibreOffice/6.3.4.2.0$Linux_X86_64 LibreOffice_project/30$Build-2</meta:generator>
    <meta:document-statistic meta:table-count="2" meta:image-count="1" meta:object-count="0" meta:page-count="1" meta:paragraph-count="34" meta:word-count="173" meta:character-count="1431" meta:non-whitespace-character-count="1224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